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10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y Computer</text:p>
          </table:table-cell>
          <table:covered-table-cell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rtition 0</text:p>
          </table:table-cell>
          <table:table-cell office:value-type="string" calcext:value-type="string">
            <text:p>Partition 1</text:p>
          </table:table-cell>
          <table:table-cell office:value-type="string" calcext:value-type="string">
            <text:p>Part0 + Part1</text:p>
          </table:table-cell>
          <table:table-cell office:value-type="string" calcext:value-type="string">
            <text:p>Max(Part0, Part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</text:p>
          </table:table-cell>
          <table:table-cell office:value-type="float" office:value="1.59854" calcext:value-type="float">
            <text:p>1.59854</text:p>
          </table:table-cell>
          <table:table-cell office:value-type="float" office:value="1.45156" calcext:value-type="float">
            <text:p>1.45156</text:p>
          </table:table-cell>
          <table:table-cell table:formula="of:=[.B3]+[.C3]" office:value-type="float" office:value="3.0501" calcext:value-type="float">
            <text:p>3.0501</text:p>
          </table:table-cell>
          <table:table-cell table:formula="of:=MAX([.B3];[.C3])" office:value-type="float" office:value="1.59854" calcext:value-type="float">
            <text:p>1.59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2</text:p>
          </table:table-cell>
          <table:table-cell office:value-type="float" office:value="1.11413" calcext:value-type="float">
            <text:p>1.11413</text:p>
          </table:table-cell>
          <table:table-cell office:value-type="float" office:value="1.09821" calcext:value-type="float">
            <text:p>1.09821</text:p>
          </table:table-cell>
          <table:table-cell table:formula="of:=[.B4]+[.C4]" office:value-type="float" office:value="2.21234" calcext:value-type="float">
            <text:p>2.21234</text:p>
          </table:table-cell>
          <table:table-cell table:formula="of:=MAX([.B4];[.C4])" office:value-type="float" office:value="1.11413" calcext:value-type="float">
            <text:p>1.11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3</text:p>
          </table:table-cell>
          <table:table-cell office:value-type="float" office:value="1.17216" calcext:value-type="float">
            <text:p>1.17216</text:p>
          </table:table-cell>
          <table:table-cell office:value-type="float" office:value="1.17524" calcext:value-type="float">
            <text:p>1.17524</text:p>
          </table:table-cell>
          <table:table-cell table:formula="of:=[.B5]+[.C5]" office:value-type="float" office:value="2.3474" calcext:value-type="float">
            <text:p>2.3474</text:p>
          </table:table-cell>
          <table:table-cell table:formula="of:=MAX([.B5];[.C5])" office:value-type="float" office:value="1.17524" calcext:value-type="float">
            <text:p>1.17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4</text:p>
          </table:table-cell>
          <table:table-cell office:value-type="float" office:value="1.23814" calcext:value-type="float">
            <text:p>1.23814</text:p>
          </table:table-cell>
          <table:table-cell office:value-type="float" office:value="1.2675" calcext:value-type="float">
            <text:p>1.2675</text:p>
          </table:table-cell>
          <table:table-cell table:formula="of:=[.B6]+[.C6]" office:value-type="float" office:value="2.50564" calcext:value-type="float">
            <text:p>2.50564</text:p>
          </table:table-cell>
          <table:table-cell table:formula="of:=MAX([.B6];[.C6])" office:value-type="float" office:value="1.2675" calcext:value-type="float">
            <text:p>1.2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5</text:p>
          </table:table-cell>
          <table:table-cell office:value-type="float" office:value="1.36223" calcext:value-type="float">
            <text:p>1.36223</text:p>
          </table:table-cell>
          <table:table-cell office:value-type="float" office:value="1.3427" calcext:value-type="float">
            <text:p>1.3427</text:p>
          </table:table-cell>
          <table:table-cell table:formula="of:=[.B7]+[.C7]" office:value-type="float" office:value="2.70493" calcext:value-type="float">
            <text:p>2.70493</text:p>
          </table:table-cell>
          <table:table-cell table:formula="of:=MAX([.B7];[.C7])" office:value-type="float" office:value="1.36223" calcext:value-type="float">
            <text:p>1.36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6</text:p>
          </table:table-cell>
          <table:table-cell office:value-type="float" office:value="1.3912" calcext:value-type="float">
            <text:p>1.3912</text:p>
          </table:table-cell>
          <table:table-cell office:value-type="float" office:value="1.41519" calcext:value-type="float">
            <text:p>1.41519</text:p>
          </table:table-cell>
          <table:table-cell table:formula="of:=[.B8]+[.C8]" office:value-type="float" office:value="2.80639" calcext:value-type="float">
            <text:p>2.80639</text:p>
          </table:table-cell>
          <table:table-cell table:formula="of:=MAX([.B8];[.C8])" office:value-type="float" office:value="1.41519" calcext:value-type="float">
            <text:p>1.41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7</text:p>
          </table:table-cell>
          <table:table-cell office:value-type="float" office:value="0.935485" calcext:value-type="float">
            <text:p>0.935485</text:p>
          </table:table-cell>
          <table:table-cell office:value-type="float" office:value="0.878455" calcext:value-type="float">
            <text:p>0.878455</text:p>
          </table:table-cell>
          <table:table-cell table:formula="of:=[.B9]+[.C9]" office:value-type="float" office:value="1.81394" calcext:value-type="float">
            <text:p>1.81394</text:p>
          </table:table-cell>
          <table:table-cell table:formula="of:=MAX([.B9];[.C9])" office:value-type="float" office:value="0.935485" calcext:value-type="float">
            <text:p>0.935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8</text:p>
          </table:table-cell>
          <table:table-cell office:value-type="float" office:value="1.09683" calcext:value-type="float">
            <text:p>1.09683</text:p>
          </table:table-cell>
          <table:table-cell office:value-type="float" office:value="1.05882" calcext:value-type="float">
            <text:p>1.05882</text:p>
          </table:table-cell>
          <table:table-cell table:formula="of:=[.B10]+[.C10]" office:value-type="float" office:value="2.15565" calcext:value-type="float">
            <text:p>2.15565</text:p>
          </table:table-cell>
          <table:table-cell table:formula="of:=MAX([.B10];[.C10])" office:value-type="float" office:value="1.09683" calcext:value-type="float">
            <text:p>1.09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9</text:p>
          </table:table-cell>
          <table:table-cell office:value-type="float" office:value="1.21007" calcext:value-type="float">
            <text:p>1.21007</text:p>
          </table:table-cell>
          <table:table-cell office:value-type="float" office:value="1.18144" calcext:value-type="float">
            <text:p>1.18144</text:p>
          </table:table-cell>
          <table:table-cell table:formula="of:=[.B11]+[.C11]" office:value-type="float" office:value="2.39151" calcext:value-type="float">
            <text:p>2.39151</text:p>
          </table:table-cell>
          <table:table-cell table:formula="of:=MAX([.B11];[.C11])" office:value-type="float" office:value="1.21007" calcext:value-type="float">
            <text:p>1.21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0</text:p>
          </table:table-cell>
          <table:table-cell office:value-type="float" office:value="1.51958" calcext:value-type="float">
            <text:p>1.51958</text:p>
          </table:table-cell>
          <table:table-cell office:value-type="float" office:value="1.46241" calcext:value-type="float">
            <text:p>1.46241</text:p>
          </table:table-cell>
          <table:table-cell table:formula="of:=[.B12]+[.C12]" office:value-type="float" office:value="2.98199" calcext:value-type="float">
            <text:p>2.98199</text:p>
          </table:table-cell>
          <table:table-cell table:formula="of:=MAX([.B12];[.C12])" office:value-type="float" office:value="1.51958" calcext:value-type="float">
            <text:p>1.51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1</text:p>
          </table:table-cell>
          <table:table-cell office:value-type="float" office:value="1.44935" calcext:value-type="float">
            <text:p>1.44935</text:p>
          </table:table-cell>
          <table:table-cell office:value-type="float" office:value="1.45198" calcext:value-type="float">
            <text:p>1.45198</text:p>
          </table:table-cell>
          <table:table-cell table:formula="of:=[.B13]+[.C13]" office:value-type="float" office:value="2.90133" calcext:value-type="float">
            <text:p>2.90133</text:p>
          </table:table-cell>
          <table:table-cell table:formula="of:=MAX([.B13];[.C13])" office:value-type="float" office:value="1.45198" calcext:value-type="float">
            <text:p>1.45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2</text:p>
          </table:table-cell>
          <table:table-cell office:value-type="float" office:value="1.5178" calcext:value-type="float">
            <text:p>1.5178</text:p>
          </table:table-cell>
          <table:table-cell office:value-type="float" office:value="1.49218" calcext:value-type="float">
            <text:p>1.49218</text:p>
          </table:table-cell>
          <table:table-cell table:formula="of:=[.B14]+[.C14]" office:value-type="float" office:value="3.00998" calcext:value-type="float">
            <text:p>3.00998</text:p>
          </table:table-cell>
          <table:table-cell table:formula="of:=MAX([.B14];[.C14])" office:value-type="float" office:value="1.5178" calcext:value-type="float">
            <text:p>1.5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3</text:p>
          </table:table-cell>
          <table:table-cell office:value-type="float" office:value="1.44071" calcext:value-type="float">
            <text:p>1.44071</text:p>
          </table:table-cell>
          <table:table-cell office:value-type="float" office:value="1.43919" calcext:value-type="float">
            <text:p>1.43919</text:p>
          </table:table-cell>
          <table:table-cell table:formula="of:=[.B15]+[.C15]" office:value-type="float" office:value="2.8799" calcext:value-type="float">
            <text:p>2.8799</text:p>
          </table:table-cell>
          <table:table-cell table:formula="of:=MAX([.B15];[.C15])" office:value-type="float" office:value="1.44071" calcext:value-type="float">
            <text:p>1.44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4</text:p>
          </table:table-cell>
          <table:table-cell office:value-type="float" office:value="1.64627" calcext:value-type="float">
            <text:p>1.64627</text:p>
          </table:table-cell>
          <table:table-cell office:value-type="float" office:value="1.60248" calcext:value-type="float">
            <text:p>1.60248</text:p>
          </table:table-cell>
          <table:table-cell table:formula="of:=[.B16]+[.C16]" office:value-type="float" office:value="3.24875" calcext:value-type="float">
            <text:p>3.24875</text:p>
          </table:table-cell>
          <table:table-cell table:formula="of:=MAX([.B16];[.C16])" office:value-type="float" office:value="1.64627" calcext:value-type="float">
            <text:p>1.64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5</text:p>
          </table:table-cell>
          <table:table-cell office:value-type="float" office:value="1.47735" calcext:value-type="float">
            <text:p>1.47735</text:p>
          </table:table-cell>
          <table:table-cell office:value-type="float" office:value="1.46398" calcext:value-type="float">
            <text:p>1.46398</text:p>
          </table:table-cell>
          <table:table-cell table:formula="of:=[.B17]+[.C17]" office:value-type="float" office:value="2.94133" calcext:value-type="float">
            <text:p>2.94133</text:p>
          </table:table-cell>
          <table:table-cell table:formula="of:=MAX([.B17];[.C17])" office:value-type="float" office:value="1.47735" calcext:value-type="float">
            <text:p>1.47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6</text:p>
          </table:table-cell>
          <table:table-cell office:value-type="float" office:value="1.46661" calcext:value-type="float">
            <text:p>1.46661</text:p>
          </table:table-cell>
          <table:table-cell office:value-type="float" office:value="1.42622" calcext:value-type="float">
            <text:p>1.42622</text:p>
          </table:table-cell>
          <table:table-cell table:formula="of:=[.B18]+[.C18]" office:value-type="float" office:value="2.89283" calcext:value-type="float">
            <text:p>2.89283</text:p>
          </table:table-cell>
          <table:table-cell table:formula="of:=MAX([.B18];[.C18])" office:value-type="float" office:value="1.46661" calcext:value-type="float">
            <text:p>1.46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7</text:p>
          </table:table-cell>
          <table:table-cell office:value-type="float" office:value="1.0418" calcext:value-type="float">
            <text:p>1.0418</text:p>
          </table:table-cell>
          <table:table-cell office:value-type="float" office:value="1.02962" calcext:value-type="float">
            <text:p>1.02962</text:p>
          </table:table-cell>
          <table:table-cell table:formula="of:=[.B19]+[.C19]" office:value-type="float" office:value="2.07142" calcext:value-type="float">
            <text:p>2.07142</text:p>
          </table:table-cell>
          <table:table-cell table:formula="of:=MAX([.B19];[.C19])" office:value-type="float" office:value="1.0418" calcext:value-type="float">
            <text:p>1.0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8</text:p>
          </table:table-cell>
          <table:table-cell office:value-type="float" office:value="0.947991" calcext:value-type="float">
            <text:p>0.947991</text:p>
          </table:table-cell>
          <table:table-cell office:value-type="float" office:value="0.943638" calcext:value-type="float">
            <text:p>0.943638</text:p>
          </table:table-cell>
          <table:table-cell table:formula="of:=[.B20]+[.C20]" office:value-type="float" office:value="1.891629" calcext:value-type="float">
            <text:p>1.891629</text:p>
          </table:table-cell>
          <table:table-cell table:formula="of:=MAX([.B20];[.C20])" office:value-type="float" office:value="0.947991" calcext:value-type="float">
            <text:p>0.947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9</text:p>
          </table:table-cell>
          <table:table-cell office:value-type="float" office:value="1.03129" calcext:value-type="float">
            <text:p>1.03129</text:p>
          </table:table-cell>
          <table:table-cell office:value-type="float" office:value="0.981002" calcext:value-type="float">
            <text:p>0.981002</text:p>
          </table:table-cell>
          <table:table-cell table:formula="of:=[.B21]+[.C21]" office:value-type="float" office:value="2.012292" calcext:value-type="float">
            <text:p>2.012292</text:p>
          </table:table-cell>
          <table:table-cell table:formula="of:=MAX([.B21];[.C21])" office:value-type="float" office:value="1.03129" calcext:value-type="float">
            <text:p>1.03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20</text:p>
          </table:table-cell>
          <table:table-cell office:value-type="float" office:value="1.05637" calcext:value-type="float">
            <text:p>1.05637</text:p>
          </table:table-cell>
          <table:table-cell office:value-type="float" office:value="1.00211" calcext:value-type="float">
            <text:p>1.00211</text:p>
          </table:table-cell>
          <table:table-cell table:formula="of:=[.B22]+[.C22]" office:value-type="float" office:value="2.05848" calcext:value-type="float">
            <text:p>2.05848</text:p>
          </table:table-cell>
          <table:table-cell table:formula="of:=MAX([.B22];[.C22])" office:value-type="float" office:value="1.05637" calcext:value-type="float">
            <text:p>1.0563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3:.D22])" office:value-type="float" office:value="50.877831" calcext:value-type="float">
            <text:p>50.8778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al</text:p>
          </table:table-cell>
          <table:table-cell table:number-columns-repeated="2"/>
          <table:table-cell table:formula="of:=[.D24]/2" office:value-type="float" office:value="25.4389155" calcext:value-type="float">
            <text:p>25.4389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istic</text:p>
          </table:table-cell>
          <table:table-cell table:number-columns-repeated="3"/>
          <table:table-cell table:formula="of:=SUM([.E3:.E22])" office:value-type="float" office:value="25.772966" calcext:value-type="float">
            <text:p>25.77296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Xeon</text:p>
          </table:table-cell>
          <table:covered-table-cell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rtition 0</text:p>
          </table:table-cell>
          <table:table-cell office:value-type="string" calcext:value-type="string">
            <text:p>Partition 1</text:p>
          </table:table-cell>
          <table:table-cell office:value-type="string" calcext:value-type="string">
            <text:p>Part0 + Part1</text:p>
          </table:table-cell>
          <table:table-cell office:value-type="string" calcext:value-type="string">
            <text:p>Max(Part0, Part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</text:p>
          </table:table-cell>
          <table:table-cell office:value-type="float" office:value="1.09781" calcext:value-type="float">
            <text:p>1.09781</text:p>
          </table:table-cell>
          <table:table-cell office:value-type="float" office:value="0.60269" calcext:value-type="float">
            <text:p>0.60269</text:p>
          </table:table-cell>
          <table:table-cell table:formula="of:=[.B30]+[.C30]" office:value-type="float" office:value="1.7005" calcext:value-type="float">
            <text:p>1.7005</text:p>
          </table:table-cell>
          <table:table-cell table:formula="of:=MAX([.B30];[.C30])" office:value-type="float" office:value="1.09781" calcext:value-type="float">
            <text:p>1.09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2</text:p>
          </table:table-cell>
          <table:table-cell office:value-type="float" office:value="0.431986" calcext:value-type="float">
            <text:p>0.431986</text:p>
          </table:table-cell>
          <table:table-cell office:value-type="float" office:value="0.439864" calcext:value-type="float">
            <text:p>0.439864</text:p>
          </table:table-cell>
          <table:table-cell table:formula="of:=[.B31]+[.C31]" office:value-type="float" office:value="0.87185" calcext:value-type="float">
            <text:p>0.87185</text:p>
          </table:table-cell>
          <table:table-cell table:formula="of:=MAX([.B31];[.C31])" office:value-type="float" office:value="0.439864" calcext:value-type="float">
            <text:p>0.439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3</text:p>
          </table:table-cell>
          <table:table-cell office:value-type="float" office:value="0.452025" calcext:value-type="float">
            <text:p>0.452025</text:p>
          </table:table-cell>
          <table:table-cell office:value-type="float" office:value="0.4562" calcext:value-type="float">
            <text:p>0.4562</text:p>
          </table:table-cell>
          <table:table-cell table:formula="of:=[.B32]+[.C32]" office:value-type="float" office:value="0.908225" calcext:value-type="float">
            <text:p>0.908225</text:p>
          </table:table-cell>
          <table:table-cell table:formula="of:=MAX([.B32];[.C32])" office:value-type="float" office:value="0.4562" calcext:value-type="float">
            <text:p>0.4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4</text:p>
          </table:table-cell>
          <table:table-cell office:value-type="float" office:value="0.498992" calcext:value-type="float">
            <text:p>0.498992</text:p>
          </table:table-cell>
          <table:table-cell office:value-type="float" office:value="0.504344" calcext:value-type="float">
            <text:p>0.504344</text:p>
          </table:table-cell>
          <table:table-cell table:formula="of:=[.B33]+[.C33]" office:value-type="float" office:value="1.003336" calcext:value-type="float">
            <text:p>1.003336</text:p>
          </table:table-cell>
          <table:table-cell table:formula="of:=MAX([.B33];[.C33])" office:value-type="float" office:value="0.504344" calcext:value-type="float">
            <text:p>0.504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5</text:p>
          </table:table-cell>
          <table:table-cell office:value-type="float" office:value="0.621799" calcext:value-type="float">
            <text:p>0.621799</text:p>
          </table:table-cell>
          <table:table-cell office:value-type="float" office:value="0.635131" calcext:value-type="float">
            <text:p>0.635131</text:p>
          </table:table-cell>
          <table:table-cell table:formula="of:=[.B34]+[.C34]" office:value-type="float" office:value="1.25693" calcext:value-type="float">
            <text:p>1.25693</text:p>
          </table:table-cell>
          <table:table-cell table:formula="of:=MAX([.B34];[.C34])" office:value-type="float" office:value="0.635131" calcext:value-type="float">
            <text:p>0.635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6</text:p>
          </table:table-cell>
          <table:table-cell office:value-type="float" office:value="0.624664" calcext:value-type="float">
            <text:p>0.624664</text:p>
          </table:table-cell>
          <table:table-cell office:value-type="float" office:value="0.62744" calcext:value-type="float">
            <text:p>0.62744</text:p>
          </table:table-cell>
          <table:table-cell table:formula="of:=[.B35]+[.C35]" office:value-type="float" office:value="1.252104" calcext:value-type="float">
            <text:p>1.252104</text:p>
          </table:table-cell>
          <table:table-cell table:formula="of:=MAX([.B35];[.C35])" office:value-type="float" office:value="0.62744" calcext:value-type="float">
            <text:p>0.62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7</text:p>
          </table:table-cell>
          <table:table-cell office:value-type="float" office:value="0.525506" calcext:value-type="float">
            <text:p>0.525506</text:p>
          </table:table-cell>
          <table:table-cell office:value-type="float" office:value="0.530438" calcext:value-type="float">
            <text:p>0.530438</text:p>
          </table:table-cell>
          <table:table-cell table:formula="of:=[.B36]+[.C36]" office:value-type="float" office:value="1.055944" calcext:value-type="float">
            <text:p>1.055944</text:p>
          </table:table-cell>
          <table:table-cell table:formula="of:=MAX([.B36];[.C36])" office:value-type="float" office:value="0.530438" calcext:value-type="float">
            <text:p>0.530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8</text:p>
          </table:table-cell>
          <table:table-cell office:value-type="float" office:value="0.63579" calcext:value-type="float">
            <text:p>0.63579</text:p>
          </table:table-cell>
          <table:table-cell office:value-type="float" office:value="0.6254" calcext:value-type="float">
            <text:p>0.6254</text:p>
          </table:table-cell>
          <table:table-cell table:formula="of:=[.B37]+[.C37]" office:value-type="float" office:value="1.26119" calcext:value-type="float">
            <text:p>1.26119</text:p>
          </table:table-cell>
          <table:table-cell table:formula="of:=MAX([.B37];[.C37])" office:value-type="float" office:value="0.63579" calcext:value-type="float">
            <text:p>0.63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9</text:p>
          </table:table-cell>
          <table:table-cell office:value-type="float" office:value="0.842195" calcext:value-type="float">
            <text:p>0.842195</text:p>
          </table:table-cell>
          <table:table-cell office:value-type="float" office:value="0.81673" calcext:value-type="float">
            <text:p>0.81673</text:p>
          </table:table-cell>
          <table:table-cell table:formula="of:=[.B38]+[.C38]" office:value-type="float" office:value="1.658925" calcext:value-type="float">
            <text:p>1.658925</text:p>
          </table:table-cell>
          <table:table-cell table:formula="of:=MAX([.B38];[.C38])" office:value-type="float" office:value="0.842195" calcext:value-type="float">
            <text:p>0.842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0</text:p>
          </table:table-cell>
          <table:table-cell office:value-type="float" office:value="1.08393" calcext:value-type="float">
            <text:p>1.08393</text:p>
          </table:table-cell>
          <table:table-cell office:value-type="float" office:value="1.05903" calcext:value-type="float">
            <text:p>1.05903</text:p>
          </table:table-cell>
          <table:table-cell table:formula="of:=[.B39]+[.C39]" office:value-type="float" office:value="2.14296" calcext:value-type="float">
            <text:p>2.14296</text:p>
          </table:table-cell>
          <table:table-cell table:formula="of:=MAX([.B39];[.C39])" office:value-type="float" office:value="1.08393" calcext:value-type="float">
            <text:p>1.08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1</text:p>
          </table:table-cell>
          <table:table-cell office:value-type="float" office:value="1.54623" calcext:value-type="float">
            <text:p>1.54623</text:p>
          </table:table-cell>
          <table:table-cell office:value-type="float" office:value="1.56284" calcext:value-type="float">
            <text:p>1.56284</text:p>
          </table:table-cell>
          <table:table-cell table:formula="of:=[.B40]+[.C40]" office:value-type="float" office:value="3.10907" calcext:value-type="float">
            <text:p>3.10907</text:p>
          </table:table-cell>
          <table:table-cell table:formula="of:=MAX([.B40];[.C40])" office:value-type="float" office:value="1.56284" calcext:value-type="float">
            <text:p>1.56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2</text:p>
          </table:table-cell>
          <table:table-cell office:value-type="float" office:value="1.01364" calcext:value-type="float">
            <text:p>1.01364</text:p>
          </table:table-cell>
          <table:table-cell office:value-type="float" office:value="0.980693" calcext:value-type="float">
            <text:p>0.980693</text:p>
          </table:table-cell>
          <table:table-cell table:formula="of:=[.B41]+[.C41]" office:value-type="float" office:value="1.994333" calcext:value-type="float">
            <text:p>1.994333</text:p>
          </table:table-cell>
          <table:table-cell table:formula="of:=MAX([.B41];[.C41])" office:value-type="float" office:value="1.01364" calcext:value-type="float">
            <text:p>1.01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3</text:p>
          </table:table-cell>
          <table:table-cell office:value-type="float" office:value="0.690818" calcext:value-type="float">
            <text:p>0.690818</text:p>
          </table:table-cell>
          <table:table-cell office:value-type="float" office:value="0.685881" calcext:value-type="float">
            <text:p>0.685881</text:p>
          </table:table-cell>
          <table:table-cell table:formula="of:=[.B42]+[.C42]" office:value-type="float" office:value="1.376699" calcext:value-type="float">
            <text:p>1.376699</text:p>
          </table:table-cell>
          <table:table-cell table:formula="of:=MAX([.B42];[.C42])" office:value-type="float" office:value="0.690818" calcext:value-type="float">
            <text:p>0.690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4</text:p>
          </table:table-cell>
          <table:table-cell office:value-type="float" office:value="0.706074" calcext:value-type="float">
            <text:p>0.706074</text:p>
          </table:table-cell>
          <table:table-cell office:value-type="float" office:value="0.705047" calcext:value-type="float">
            <text:p>0.705047</text:p>
          </table:table-cell>
          <table:table-cell table:formula="of:=[.B43]+[.C43]" office:value-type="float" office:value="1.411121" calcext:value-type="float">
            <text:p>1.411121</text:p>
          </table:table-cell>
          <table:table-cell table:formula="of:=MAX([.B43];[.C43])" office:value-type="float" office:value="0.706074" calcext:value-type="float">
            <text:p>0.706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5</text:p>
          </table:table-cell>
          <table:table-cell office:value-type="float" office:value="0.710334" calcext:value-type="float">
            <text:p>0.710334</text:p>
          </table:table-cell>
          <table:table-cell office:value-type="float" office:value="0.712153" calcext:value-type="float">
            <text:p>0.712153</text:p>
          </table:table-cell>
          <table:table-cell table:formula="of:=[.B44]+[.C44]" office:value-type="float" office:value="1.422487" calcext:value-type="float">
            <text:p>1.422487</text:p>
          </table:table-cell>
          <table:table-cell table:formula="of:=MAX([.B44];[.C44])" office:value-type="float" office:value="0.712153" calcext:value-type="float">
            <text:p>0.712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6</text:p>
          </table:table-cell>
          <table:table-cell office:value-type="float" office:value="0.704169" calcext:value-type="float">
            <text:p>0.704169</text:p>
          </table:table-cell>
          <table:table-cell office:value-type="float" office:value="0.696695" calcext:value-type="float">
            <text:p>0.696695</text:p>
          </table:table-cell>
          <table:table-cell table:formula="of:=[.B45]+[.C45]" office:value-type="float" office:value="1.400864" calcext:value-type="float">
            <text:p>1.400864</text:p>
          </table:table-cell>
          <table:table-cell table:formula="of:=MAX([.B45];[.C45])" office:value-type="float" office:value="0.704169" calcext:value-type="float">
            <text:p>0.704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7</text:p>
          </table:table-cell>
          <table:table-cell office:value-type="float" office:value="0.705304" calcext:value-type="float">
            <text:p>0.705304</text:p>
          </table:table-cell>
          <table:table-cell office:value-type="float" office:value="0.698955" calcext:value-type="float">
            <text:p>0.698955</text:p>
          </table:table-cell>
          <table:table-cell table:formula="of:=[.B46]+[.C46]" office:value-type="float" office:value="1.404259" calcext:value-type="float">
            <text:p>1.404259</text:p>
          </table:table-cell>
          <table:table-cell table:formula="of:=MAX([.B46];[.C46])" office:value-type="float" office:value="0.705304" calcext:value-type="float">
            <text:p>0.705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8</text:p>
          </table:table-cell>
          <table:table-cell office:value-type="float" office:value="0.698028" calcext:value-type="float">
            <text:p>0.698028</text:p>
          </table:table-cell>
          <table:table-cell office:value-type="float" office:value="0.698228" calcext:value-type="float">
            <text:p>0.698228</text:p>
          </table:table-cell>
          <table:table-cell table:formula="of:=[.B47]+[.C47]" office:value-type="float" office:value="1.396256" calcext:value-type="float">
            <text:p>1.396256</text:p>
          </table:table-cell>
          <table:table-cell table:formula="of:=MAX([.B47];[.C47])" office:value-type="float" office:value="0.698228" calcext:value-type="float">
            <text:p>0.698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19</text:p>
          </table:table-cell>
          <table:table-cell office:value-type="float" office:value="0.690898" calcext:value-type="float">
            <text:p>0.690898</text:p>
          </table:table-cell>
          <table:table-cell office:value-type="float" office:value="0.688695" calcext:value-type="float">
            <text:p>0.688695</text:p>
          </table:table-cell>
          <table:table-cell table:formula="of:=[.B48]+[.C48]" office:value-type="float" office:value="1.379593" calcext:value-type="float">
            <text:p>1.379593</text:p>
          </table:table-cell>
          <table:table-cell table:formula="of:=MAX([.B48];[.C48])" office:value-type="float" office:value="0.690898" calcext:value-type="float">
            <text:p>0.690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ion 20</text:p>
          </table:table-cell>
          <table:table-cell office:value-type="float" office:value="0.680123" calcext:value-type="float">
            <text:p>0.680123</text:p>
          </table:table-cell>
          <table:table-cell office:value-type="float" office:value="0.675959" calcext:value-type="float">
            <text:p>0.675959</text:p>
          </table:table-cell>
          <table:table-cell table:formula="of:=[.B49]+[.C49]" office:value-type="float" office:value="1.356082" calcext:value-type="float">
            <text:p>1.356082</text:p>
          </table:table-cell>
          <table:table-cell table:formula="of:=MAX([.B49];[.C49])" office:value-type="float" office:value="0.680123" calcext:value-type="float">
            <text:p>0.68012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30:.D49])" office:value-type="float" office:value="29.362728" calcext:value-type="float">
            <text:p>29.3627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al</text:p>
          </table:table-cell>
          <table:table-cell table:number-columns-repeated="2"/>
          <table:table-cell table:formula="of:=[.D51]/2" office:value-type="float" office:value="14.681364" calcext:value-type="float">
            <text:p>14.681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istic</text:p>
          </table:table-cell>
          <table:table-cell table:number-columns-repeated="3"/>
          <table:table-cell table:formula="of:=SUM([.E30:.E49])" office:value-type="float" office:value="15.017389" calcext:value-type="float">
            <text:p>15.01738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9:52:21.282542078</meta:creation-date>
    <dc:date>2018-04-12T23:35:38.768696016</dc:date>
    <meta:editing-duration>PT1H9M25S</meta:editing-duration>
    <meta:editing-cycles>3</meta:editing-cycles>
    <meta:generator>LibreOffice/5.1.6.2$Linux_X86_64 LibreOffice_project/10m0$Build-2</meta:generator>
    <meta:document-statistic meta:table-count="1" meta:cell-count="222" meta:object-count="0"/>
  </office:meta>
</office:document-meta>
</file>